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a73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7a73d" officeooo:paragraph-rsid="0017a73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1e3b1a" officeooo:paragraph-rsid="001e3b1a" style:font-style-asian="italic" style:font-weight-asian="bold" style:font-style-complex="italic" style:font-weight-complex="bold"/>
    </style:style>
    <style:style style:name="P4" style:family="paragraph" style:parent-style-name="Preformatted_20_Text">
      <style:text-properties fo:font-style="italic" style:font-style-asian="italic" style:font-style-complex="italic"/>
    </style:style>
    <style:style style:name="P5" style:family="paragraph" style:parent-style-name="Preformatted_20_Text">
      <style:paragraph-properties style:writing-mode="lr-tb"/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Standard">
      <style:text-properties officeooo:rsid="00272bb6" officeooo:paragraph-rsid="00272bb6"/>
    </style:style>
    <style:style style:name="P8" style:family="paragraph" style:parent-style-name="Standard">
      <style:text-properties officeooo:rsid="002a88fe" officeooo:paragraph-rsid="002a88fe"/>
    </style:style>
    <style:style style:name="P9" style:family="paragraph" style:parent-style-name="Standard">
      <style:text-properties officeooo:rsid="002ae930" officeooo:paragraph-rsid="002ae930"/>
    </style:style>
    <style:style style:name="P10" style:family="paragraph" style:parent-style-name="Standard">
      <style:text-properties officeooo:paragraph-rsid="0030f1e1"/>
    </style:style>
    <style:style style:name="P11" style:family="paragraph" style:parent-style-name="Standard">
      <style:text-properties officeooo:paragraph-rsid="0032129f"/>
    </style:style>
    <style:style style:name="P12" style:family="paragraph" style:parent-style-name="Standard">
      <style:text-properties fo:font-weight="bold" officeooo:rsid="002a88fe" officeooo:paragraph-rsid="002f06f4" style:font-weight-asian="bold" style:font-weight-complex="bold"/>
    </style:style>
    <style:style style:name="P13" style:family="paragraph" style:parent-style-name="Standard">
      <style:text-properties fo:font-weight="bold" officeooo:rsid="0037db7a" officeooo:paragraph-rsid="0037db7a" style:font-weight-asian="bold" style:font-weight-complex="bold"/>
    </style:style>
    <style:style style:name="P14" style:family="paragraph" style:parent-style-name="Standard">
      <style:text-properties officeooo:paragraph-rsid="003bac65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in" fo:margin-bottom="0.1965in" style:contextual-spacing="false" style:writing-mode="lr-tb"/>
    </style:style>
    <style:style style:name="P17" style:family="paragraph" style:parent-style-name="Standard">
      <style:text-properties officeooo:paragraph-rsid="003ee120"/>
    </style:style>
    <style:style style:name="P18" style:family="paragraph" style:parent-style-name="Standard">
      <style:text-properties officeooo:paragraph-rsid="00433cb9"/>
    </style:style>
    <style:style style:name="P19" style:family="paragraph" style:parent-style-name="Standard">
      <style:text-properties officeooo:paragraph-rsid="0043fc0c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415bff" officeooo:paragraph-rsid="004664be" style:font-weight-asian="bold" style:font-weight-complex="bold"/>
    </style:style>
    <style:style style:name="P21" style:family="paragraph" style:parent-style-name="Standard">
      <style:text-properties officeooo:paragraph-rsid="004a4733"/>
    </style:style>
    <style:style style:name="P22" style:family="paragraph" style:parent-style-name="Standard">
      <style:text-properties officeooo:rsid="0049cf45" officeooo:paragraph-rsid="004a4733"/>
    </style:style>
    <style:style style:name="P23" style:family="paragraph" style:parent-style-name="Standard">
      <style:text-properties fo:font-style="normal" style:text-underline-style="none" fo:font-weight="normal" officeooo:rsid="001b18c5" officeooo:paragraph-rsid="0017a73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officeooo:paragraph-rsid="004664be"/>
    </style:style>
    <style:style style:name="P25" style:family="paragraph" style:parent-style-name="Standard">
      <style:text-properties officeooo:rsid="002a88fe" officeooo:paragraph-rsid="002a88fe"/>
    </style:style>
    <style:style style:name="P26" style:family="paragraph" style:parent-style-name="Standard">
      <style:text-properties style:text-line-through-style="solid" style:text-line-through-type="single" fo:font-weight="bold" officeooo:rsid="003ee120" officeooo:paragraph-rsid="003ee120" style:font-weight-asian="bold" style:font-weight-complex="bold"/>
    </style:style>
    <style:style style:name="P27" style:family="paragraph" style:parent-style-name="Standard">
      <style:text-properties style:text-line-through-style="solid" style:text-line-through-type="single" fo:font-weight="bold" officeooo:rsid="002a88fe" officeooo:paragraph-rsid="00546b64" style:font-weight-asian="bold" style:font-weight-complex="bold"/>
    </style:style>
    <style:style style:name="P28" style:family="paragraph" style:parent-style-name="Standard">
      <style:text-properties officeooo:rsid="0049cf45" officeooo:paragraph-rsid="004a4733"/>
    </style:style>
    <style:style style:name="T1" style:family="text">
      <style:text-properties officeooo:rsid="001a1f6f"/>
    </style:style>
    <style:style style:name="T2" style:family="text">
      <style:text-properties officeooo:rsid="001b18c5"/>
    </style:style>
    <style:style style:name="T3" style:family="text">
      <style:text-properties officeooo:rsid="001e3b1a"/>
    </style:style>
    <style:style style:name="T4" style:family="text">
      <style:text-properties officeooo:rsid="0028fc7c"/>
    </style:style>
    <style:style style:name="T5" style:family="text">
      <style:text-properties officeooo:rsid="002a88fe"/>
    </style:style>
    <style:style style:name="T6" style:family="text">
      <style:text-properties officeooo:rsid="002ab50f"/>
    </style:style>
    <style:style style:name="T7" style:family="text">
      <style:text-properties officeooo:rsid="002ce2c8"/>
    </style:style>
    <style:style style:name="T8" style:family="text">
      <style:text-properties officeooo:rsid="002d7718"/>
    </style:style>
    <style:style style:name="T9" style:family="text">
      <style:text-properties officeooo:rsid="002f06f4"/>
    </style:style>
    <style:style style:name="T10" style:family="text">
      <style:text-properties officeooo:rsid="0032129f"/>
    </style:style>
    <style:style style:name="T11" style:family="text">
      <style:text-properties officeooo:rsid="0036f590"/>
    </style:style>
    <style:style style:name="T12" style:family="text">
      <style:text-properties officeooo:rsid="00392ace"/>
    </style:style>
    <style:style style:name="T13" style:family="text">
      <style:text-properties officeooo:rsid="003a1bcf"/>
    </style:style>
    <style:style style:name="T14" style:family="text">
      <style:text-properties officeooo:rsid="003bac65"/>
    </style:style>
    <style:style style:name="T15" style:family="text">
      <style:text-properties officeooo:rsid="003c7469"/>
    </style:style>
    <style:style style:name="T16" style:family="text">
      <style:text-properties officeooo:rsid="003d53a3"/>
    </style:style>
    <style:style style:name="T17" style:family="text">
      <style:text-properties fo:font-weight="bold" officeooo:rsid="003ee120" style:font-weight-asian="bold" style:font-weight-complex="bold"/>
    </style:style>
    <style:style style:name="T18" style:family="text">
      <style:text-properties fo:font-weight="bold" officeooo:rsid="004004a8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4bb7f3"/>
    </style:style>
    <style:style style:name="T21" style:family="text">
      <style:text-properties officeooo:rsid="004cc6ba"/>
    </style:style>
    <style:style style:name="T22" style:family="text">
      <style:text-properties style:text-line-through-style="none" style:text-line-through-type="none" officeooo:rsid="004cc6ba"/>
    </style:style>
    <style:style style:name="T23" style:family="text">
      <style:text-properties style:text-line-through-style="none" style:text-line-through-type="none" officeooo:rsid="004f6a5b"/>
    </style:style>
    <style:style style:name="T24" style:family="text">
      <style:text-properties style:text-line-through-style="none" style:text-line-through-type="none" officeooo:rsid="00546b64"/>
    </style:style>
    <style:style style:name="T25" style:family="text">
      <style:text-properties officeooo:rsid="004fc70c"/>
    </style:style>
    <style:style style:name="T26" style:family="text">
      <style:text-properties officeooo:rsid="00546b64"/>
    </style:style>
    <style:style style:name="T27" style:family="text">
      <style:text-properties officeooo:rsid="00561a0a"/>
    </style:style>
    <style:style style:name="T28" style:family="text">
      <style:text-properties officeooo:rsid="0056d6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7">Cosas a comentar</text:span><text:line-break/></text:p>
      <text:p text:style-name="P24"/>
      <text:p text:style-name="P22">-<text:span text:style-name="T21">impresion resumenes<text:line-break/>-</text:span><text:span text:style-name="T27">crear user y socio</text:span></text:p>
      <text:p text:style-name="P22">-<text:span text:style-name="T28">validacion de ingreso y validacion de stock como gestionarlo</text:span></text:p>
      <text:p text:style-name="P21"><text:line-break/></text:p>
      <text:p text:style-name="P19">----------------------------------------------------------<text:line-break/>python manage.py runserver</text:p>
      <text:p text:style-name="P18">tree | findstr /V "venv"</text:p>
      <text:p text:style-name="P18"/>
      <text:p text:style-name="P18">python manage.py shell<text:line-break/><text:line-break/>python manage.py makemigrations</text:p>
      <text:p text:style-name="P11">python manage.py migrate</text:p>
      <text:p text:style-name="P11"/>
      <text:p text:style-name="P11"><text:span text:style-name="T10">python manage.py </text:span>cerrar_pedidos</text:p>
      <text:p text:style-name="P11"><text:span text:style-name="T10">python manage.py generar_pedidos</text:span><text:line-break/><text:line-break/><text:span text:style-name="Strong_20_Emphasis">AdminLTE</text:span> </text:p>
      <text:p text:style-name="P1">----------------------------------------------------------------</text:p>
      <text:p text:style-name="P2">Cosas a tener en cuenta</text:p>
      <text:p text:style-name="P2"/>
      <text:p text:style-name="P23">- Para generar un pedido esporadico se hace desde pedido colectivo pero sin seleccionar comanda</text:p>
      <text:p text:style-name="P1">- <text:span text:style-name="T2">generar_pedidos </text:span><text:span text:style-name="T1">revisar idioma de deteccion y tiempo de ejecucion<text:line-break/>- </text:span><text:span text:style-name="T2">tambien revisar tiempos</text:span></text:p>
      <text:p text:style-name="P1"/>
      <text:p text:style-name="P1">crontab -e</text:p>
      <text:p text:style-name="P1"/>
      <text:p text:style-name="P1">0 0 * * * /ruta/a/tu/entorno_virtual/bin/python /ruta/a/tu/proyecto/manage.py generar_pedidos</text:p>
      <text:p text:style-name="P1"/>
      <text:p text:style-name="P3">Punto Trabajo</text:p>
      <text:p text:style-name="P3"/>
      <text:p text:style-name="Standard"/>
      <text:p text:style-name="P17"><text:span text:style-name="T17">-</text:span><text:span text:style-name="T18">comandas esporadicas añadir en gestion comandas socios<text:line-break/></text:span><text:span text:style-name="T19">Opción A: Incluir los pedidos esporádicos en la misma vista de gestión de comanda</text:span></text:p>
      <text:p text:style-name="Text_20_body"><text:span text:style-name="T19">Podrías modificar la consulta en la vista </text:span><text:span text:style-name="Emphasis"><text:span text:style-name="T19">gestionar_comanda</text:span></text:span><text:span text:style-name="T19"> para incluir ambos grupos (pedidos con comanda y pedidos esporádicos asignados al socio). Por ejemplo:</text:span></text:p>
      <text:p text:style-name="P4">python</text:p>
      <text:p text:style-name="P4">Copiar</text:p>
      <text:p text:style-name="P15"><text:span text:style-name="Source_20_Text"><text:span text:style-name="T19">from django.db.models import Q</text:span></text:span></text:p>
      <text:p text:style-name="P5"/>
      <text:p text:style-name="P15"><text:span text:style-name="Source_20_Text"><text:span text:style-name="T19">pedidos = PedidoColectivo.objects.filter(</text:span></text:span></text:p>
      <text:p text:style-name="P15"><text:span text:style-name="Source_20_Text"><text:span text:style-name="T19"><text:s text:c="4"/>Q(comanda=comanda) | Q(tipo='esporadico', socio=request.user.socio)</text:span></text:span></text:p>
      <text:p text:style-name="P16"><text:span text:style-name="Source_20_Text"><text:span text:style-name="T19">)</text:span></text:span></text:p>
      <text:p text:style-name="P6">Y en el filtrado de detalles (DetalleSeleccion) harías algo similar:</text:p>
      <text:p text:style-name="P4">python</text:p>
      <text:p text:style-name="P4"><text:soft-page-break/>Copiar</text:p>
      <text:p text:style-name="P15"><text:span text:style-name="Source_20_Text"><text:span text:style-name="T19">detalle_queryset = (</text:span></text:span></text:p>
      <text:p text:style-name="P15"><text:span text:style-name="Source_20_Text"><text:span text:style-name="T19"><text:s text:c="4"/>DetalleSeleccion.objects</text:span></text:span></text:p>
      <text:p text:style-name="P15"><text:span text:style-name="Source_20_Text"><text:span text:style-name="T19"><text:s text:c="4"/>.filter(</text:span></text:span></text:p>
      <text:p text:style-name="P15"><text:span text:style-name="Source_20_Text"><text:span text:style-name="T19"><text:s text:c="9"/>Q(seleccion__pedido__comanda=comanda) |</text:span></text:span></text:p>
      <text:p text:style-name="P15"><text:span text:style-name="Source_20_Text"><text:span text:style-name="T19"><text:s text:c="9"/>Q(seleccion__pedido__tipo='esporadico', seleccion__pedido__socio=request.user.socio)</text:span></text:span></text:p>
      <text:p text:style-name="P15"><text:span text:style-name="Source_20_Text"><text:span text:style-name="T19"><text:s text:c="4"/>)</text:span></text:span></text:p>
      <text:p text:style-name="P15"><text:span text:style-name="Source_20_Text"><text:span text:style-name="T19"><text:s text:c="4"/>.values('seleccion__socio__id', 'seleccion__socio__nombre', 'producto__nombre')</text:span></text:span></text:p>
      <text:p text:style-name="P15"><text:span text:style-name="Source_20_Text"><text:span text:style-name="T19"><text:s text:c="4"/>.annotate(total_cantidad=Sum('cantidad'))</text:span></text:span></text:p>
      <text:p text:style-name="P15"><text:span text:style-name="Source_20_Text"><text:span text:style-name="T19"><text:s text:c="4"/>.order_by('seleccion__socio__nombre', 'producto__nombre')</text:span></text:span></text:p>
      <text:p text:style-name="P16"><text:span text:style-name="Source_20_Text"><text:span text:style-name="T19">)</text:span></text:span></text:p>
      <text:p text:style-name="P6">De esta forma, en la vista de gestión se combinarían ambos tipos. Sin embargo, esto podría confundir si quieres separar la gestión recurrente (que se genera automáticamente) de la manual (esporádica).</text:p>
      <text:p text:style-name="P26">- <text:span text:style-name="T20">si en pedido tirar para atras y vuelves a pedir suma y puede ser confuso pq no editas, añadir opcion de editar</text:span></text:p>
      <text:p text:style-name="P26"><text:span text:style-name="T22">-</text:span><text:span text:style-name="T23">revisar en gestion de comandas, el apartado de comandas recurrentes no le salga la opcion de gestion de comanda ya que no la tiene asiganado aun que le salgan a 0 los productos al entrar a los resumenes</text:span></text:p>
      <text:p text:style-name="P27"><text:span text:style-name="T24">- Pensar como añadir a usuarios la gestion de stock y la gestion de monedero</text:span></text:p>
      <text:p text:style-name="Standard">-<text:span text:style-name="T11">seleccion y detalle que salga cuanto y quien respectivamente, para poder filtrar</text:span></text:p>
      <text:p text:style-name="Standard"><text:span text:style-name="T15">- pagina de gestio de stock per usuari. </text:span></text:p>
      <text:p text:style-name="Standard">-<text:span text:style-name="T16">Responsable de comanda opcio menu per veure totals de comanda per enviar a proveidor.</text:span></text:p>
      <text:p text:style-name="Standard">- <text:span text:style-name="T14">Preu de producto x unitat o per kg</text:span></text:p>
      <text:p text:style-name="P14">-<text:span text:style-name="T14">crear pedido colectivo filtrar proveedores por categoria.</text:span></text:p>
      <text:p text:style-name="Standard">-<text:span text:style-name="T12">pedido colectivo cambiar id por proveedor-</text:span><text:span text:style-name="T13">producte</text:span></text:p>
      <text:p text:style-name="P10">-<text:span text:style-name="T9">ahora reenvia a la pagina de pedidos abiertos, pero s´ha de pensar una manera de que puguin editar la comanda per si s´han oblidat alguna cosa.</text:span></text:p>
      <text:p text:style-name="P7"><text:span text:style-name="T4">-Al </text:span>enviar pedido, que borre cantidad y mande msg de informacion</text:p>
      <text:p text:style-name="P7">-<text:span text:style-name="T8">Perfil socio se vea en todas las paginas</text:span></text:p>
      <text:p text:style-name="P7">-<text:span text:style-name="T4">Nombre usuario que aparezca en todas las paginas y foto de usuario cambiar o sacar</text:span></text:p>
      <text:p text:style-name="P7">-<text:span text:style-name="T5">Probar poner nueva categoria y proveedor a ver si aguanta todo lo configurado</text:span></text:p>
      <text:p text:style-name="P7">-<text:span text:style-name="T5">Socio sacar y cambiar por otro tipo de info como Gestio Comandes donde los usuarios puedan hacer sus gestiones de sus comandas asignadas</text:span></text:p>
      <text:p text:style-name="P8"/>
      <text:p text:style-name="P8">-Crear filtros tanto en seleccion socio y detalles seleccion para poder por ejemplo juntar toda la comandas en un archivo con todo lo pedido por todos los socios.</text:p>
      <text:p text:style-name="P8">-<text:span text:style-name="T6">Crear en el panel de administrador un apartado de masters donde se pueda poner a quien le toca repartir y cuando. Tambien adjuntarlo en calendario para que salga un evento con quien le toca.</text:span></text:p>
      <text:p text:style-name="P8">-<text:span text:style-name="T7">Colores de calendario diferentes dependiende de las comandas en el calendario para diferenciar.</text:span></text:p>
      <text:p text:style-name="P12">-Gestion de comand<text:span text:style-name="T3">as revisar </text:span><text:span text:style-name="T4">si se vuelven a crear en tiempo requerido</text:span></text:p>
      <text:p text:style-name="P12"/>
      <text:p text:style-name="P13">coses reunio:<text:line-break/>-comanda mensual cada 4 semanas</text:p>
      <text:p text:style-name="P9"/>
      <text:p text:style-name="P9">-Investigar tema de notificaciones desde la web que forma seria la correcta</text:p>
      <text:p text:style-name="P9">-Investigar pasarelas de pago Caixa Enginyers, se supone que tiene bizum y tarjeta</text:p>
      <text:p text:style-name="P9">-Investigar crear app movil android y mac</text:p>
      <text:p text:style-name="P9"><text:soft-page-break/>-Investigar como pasar todo el texto a català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1T06:22:17.459000000</meta:creation-date>
    <meta:generator>LibreOffice/7.3.7.2$Windows_X86_64 LibreOffice_project/e114eadc50a9ff8d8c8a0567d6da8f454beeb84f</meta:generator>
    <dc:date>2025-04-11T21:22:28.514000000</dc:date>
    <meta:editing-duration>PT22H11M35S</meta:editing-duration>
    <meta:editing-cycles>42</meta:editing-cycles>
    <meta:document-statistic meta:table-count="0" meta:image-count="0" meta:object-count="0" meta:page-count="3" meta:paragraph-count="63" meta:word-count="570" meta:character-count="3999" meta:non-whitespace-character-count="3439"/>
  </office:meta>
</office:document-meta>
</file>